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rsid="0015724c" officeooo:paragraph-rsid="0015724c" style:font-size-asian="11pt" style:font-size-complex="11pt"/>
    </style:style>
    <style:style style:name="P3" style:family="paragraph" style:parent-style-name="Standard" style:list-style-name="L1">
      <style:text-properties style:font-name="Arial" fo:font-size="11pt" officeooo:rsid="0015724c" officeooo:paragraph-rsid="0015724c" style:font-size-asian="11pt" style:font-size-complex="11pt"/>
    </style:style>
    <style:style style:name="P4" style:family="paragraph" style:parent-style-name="Standard" style:list-style-name="L2">
      <style:text-properties style:font-name="Arial" fo:font-size="11pt" officeooo:rsid="0015724c" officeooo:paragraph-rsid="0015724c" style:font-size-asian="11pt" style:font-size-complex="11pt"/>
    </style:style>
    <style:style style:name="P5" style:family="paragraph" style:parent-style-name="Text_20_body">
      <style:text-properties style:font-name="Arial" fo:font-size="11pt" officeooo:rsid="0016cec3" officeooo:paragraph-rsid="0016cec3" style:font-size-asian="11pt" style:font-size-complex="11pt"/>
    </style:style>
    <style:style style:name="P6" style:family="paragraph" style:parent-style-name="Text_20_body">
      <style:text-properties style:font-name="Arial" fo:font-size="11pt" officeooo:rsid="0017f8e7" officeooo:paragraph-rsid="0017f8e7" style:font-size-asian="11pt" style:font-size-complex="11pt"/>
    </style:style>
    <style:style style:name="P7" style:family="paragraph" style:parent-style-name="Text_20_body" style:list-style-name="L8">
      <style:text-properties style:font-name="Arial" fo:font-size="11pt" officeooo:rsid="0017f8e7" officeooo:paragraph-rsid="0017f8e7" style:font-size-asian="11pt" style:font-size-complex="11pt"/>
    </style:style>
    <style:style style:name="P8" style:family="paragraph" style:parent-style-name="Text_20_body" style:list-style-name="L9">
      <style:text-properties style:font-name="Arial" fo:font-size="11pt" officeooo:rsid="0017f8e7" officeooo:paragraph-rsid="0017f8e7" style:font-size-asian="11pt" style:font-size-complex="11pt"/>
    </style:style>
    <style:style style:name="P9" style:family="paragraph" style:parent-style-name="Text_20_body" style:list-style-name="L9">
      <style:text-properties style:font-name="Arial" fo:font-size="11pt" officeooo:rsid="0017f8e7" officeooo:paragraph-rsid="00187897" style:font-size-asian="11pt" style:font-size-complex="11pt"/>
    </style:style>
    <style:style style:name="P10" style:family="paragraph" style:parent-style-name="Text_20_body" style:list-style-name="L9">
      <style:text-properties style:font-name="Arial" fo:font-size="11pt" officeooo:rsid="00187897" officeooo:paragraph-rsid="00187897" style:font-size-asian="11pt" style:font-size-complex="11pt"/>
    </style:style>
    <style:style style:name="P11" style:family="paragraph" style:parent-style-name="Text_20_body" style:list-style-name="L3">
      <style:text-properties style:font-name="Arial" fo:font-size="11pt" fo:font-weight="bold" officeooo:rsid="0016cec3" officeooo:paragraph-rsid="0016cec3" style:font-size-asian="11pt" style:font-weight-asian="bold" style:font-size-complex="11pt" style:font-weight-complex="bold"/>
    </style:style>
    <style:style style:name="P12" style:family="paragraph" style:parent-style-name="Text_20_body" style:list-style-name="L5">
      <style:text-properties style:font-name="Arial" fo:font-size="11pt" fo:font-weight="bold" officeooo:rsid="0016cec3" officeooo:paragraph-rsid="0016cec3" style:font-size-asian="11pt" style:font-weight-asian="bold" style:font-size-complex="11pt" style:font-weight-complex="bold"/>
    </style:style>
    <style:style style:name="P13" style:family="paragraph" style:parent-style-name="Text_20_body" style:list-style-name="L6">
      <style:text-properties style:font-name="Arial" fo:font-size="11pt" fo:font-weight="bold" officeooo:rsid="0017f8e7" officeooo:paragraph-rsid="0017f8e7" style:font-size-asian="11pt" style:font-weight-asian="bold" style:font-size-complex="11pt" style:font-weight-complex="bold"/>
    </style:style>
    <style:style style:name="P14" style:family="paragraph" style:parent-style-name="Text_20_body" style:list-style-name="L9">
      <style:text-properties style:font-name="Arial" fo:font-size="11pt" fo:font-weight="bold" officeooo:rsid="0017f8e7" officeooo:paragraph-rsid="0017f8e7" style:font-size-asian="11pt" style:font-weight-asian="bold" style:font-size-complex="11pt" style:font-weight-complex="bold"/>
    </style:style>
    <style:style style:name="P15" style:family="paragraph" style:parent-style-name="Text_20_body" style:list-style-name="L9">
      <style:text-properties style:font-name="Arial" fo:font-size="11pt" fo:font-weight="bold" officeooo:rsid="00187897" officeooo:paragraph-rsid="00187897" style:font-size-asian="11pt" style:font-weight-asian="bold" style:font-size-complex="11pt" style:font-weight-complex="bold"/>
    </style:style>
    <style:style style:name="P16" style:family="paragraph" style:parent-style-name="Text_20_body" style:list-style-name="L3">
      <style:text-properties style:font-name="Arial" fo:font-size="11pt" fo:language="en" fo:country="US" fo:font-weight="bold" officeooo:rsid="0016cec3" officeooo:paragraph-rsid="0016cec3" style:font-size-asian="11pt" style:font-weight-asian="bold" style:font-size-complex="11pt" style:font-weight-complex="bold"/>
    </style:style>
    <style:style style:name="P17" style:family="paragraph" style:parent-style-name="Text_20_body" style:list-style-name="L9">
      <style:text-properties style:font-name="Arial" fo:font-size="11pt" fo:language="en" fo:country="US" fo:font-weight="bold" officeooo:rsid="0017f8e7" officeooo:paragraph-rsid="0017f8e7" style:font-size-asian="11pt" style:font-weight-asian="bold" style:font-size-complex="11pt" style:font-weight-complex="bold"/>
    </style:style>
    <style:style style:name="P18" style:family="paragraph" style:parent-style-name="Text_20_body" style:list-style-name="L9">
      <style:text-properties style:font-name="Arial" fo:font-size="11pt" fo:language="en" fo:country="US" officeooo:rsid="0017f8e7" officeooo:paragraph-rsid="0017f8e7" style:font-size-asian="11pt" style:font-size-complex="11pt"/>
    </style:style>
    <style:style style:name="P19" style:family="paragraph" style:parent-style-name="Text_20_body" style:list-style-name="L9">
      <style:text-properties style:font-name="Arial" fo:font-size="11pt" fo:language="es" fo:country="ES" officeooo:rsid="0017f8e7" officeooo:paragraph-rsid="0017f8e7" style:font-size-asian="11pt" style:font-size-complex="11pt"/>
    </style:style>
    <style:style style:name="P20" style:family="paragraph" style:parent-style-name="Text_20_body" style:list-style-name="L9">
      <style:text-properties style:font-name="Arial" fo:font-size="11pt" fo:language="es" fo:country="ES" fo:font-weight="bold" officeooo:rsid="00187897" officeooo:paragraph-rsid="00187897" style:font-size-asian="11pt" style:font-weight-asian="bold" style:font-size-complex="11pt" style:font-weight-complex="bold"/>
    </style:style>
    <style:style style:name="P21" style:family="paragraph" style:parent-style-name="Text_20_body" style:list-style-name="L9">
      <style:text-properties style:font-name="Arial" fo:font-size="11pt" fo:language="es" fo:country="ES" fo:font-weight="normal" officeooo:rsid="00187897" officeooo:paragraph-rsid="00187897" style:font-size-asian="11pt" style:font-weight-asian="normal" style:font-size-complex="11pt" style:font-weight-complex="normal"/>
    </style:style>
    <style:style style:name="P22" style:family="paragraph" style:parent-style-name="Text_20_body" style:list-style-name="L10">
      <style:text-properties officeooo:rsid="00187897" officeooo:paragraph-rsid="001878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4d4d4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etodología RUP</text:h>
      <text:p text:style-name="P2"><text:tab/>Creada por IBM. Seria un intermedio entre una metodología tradicional y una ágil.</text:p>
      <text:p text:style-name="P2"/>
      <text:list text:style-name="L1">
        <text:list-item>
          <text:p text:style-name="P3">Establece un desarrollo iterativo e incremental</text:p>
        </text:list-item>
        <text:list-item>
          <text:p text:style-name="P3">Establece una alta importancia para la fase de requisitos</text:p>
        </text:list-item>
        <text:list-item>
          <text:p text:style-name="P3">RUP establece 4 fases</text:p>
        </text:list-item>
      </text:list>
      <text:list text:style-name="L2">
        <text:list-item>
          <text:list>
            <text:list-item>
              <text:p text:style-name="P4"><text:span text:style-name="T1">Inicio:</text:span><text:line-break/><text:tab/>Establece el alcance del proyecto, se analizan los riesgos y se determina la <text:tab/>viabilidad del proyecto.</text:p>
            </text:list-item>
            <text:list-item>
              <text:p text:style-name="P4"><text:span text:style-name="T1">Elaboración:</text:span><text:line-break/><text:tab/>Lo que se hace es establecer la arquitectura de alto nivel de la aplicación y la <text:tab/>planificación del proyecto.</text:p>
            </text:list-item>
            <text:list-item>
              <text:p text:style-name="P4"><text:span text:style-name="T1">Construcción:</text:span><text:line-break/><text:tab/>Se realiza Implementación y las pruebas.</text:p>
            </text:list-item>
            <text:list-item>
              <text:p text:style-name="P4"><text:span text:style-name="T1">Transición:</text:span><text:line-break/> Se realiza el despliegue de la aplicación en el entorno del client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Metodología <text:span text:style-name="T8">Scrum</text:span></text:h>
      <text:p text:style-name="P5">Metodología iterativa e incremental, muy ligado al desarrollo ágil.</text:p>
      <text:p text:style-name="P5">Basado en iteraciones denominadas <text:span text:style-name="T6">sprints</text:span></text:p>
      <text:p text:style-name="P5">solapamiento del tiempo</text:p>
      <text:p text:style-name="P5">Realiza entregas en poco tiempo</text:p>
      <text:p text:style-name="P5"/>
      <text:h text:style-name="Heading_20_4" text:outline-level="4">Roles</text:h>
      <text:list text:style-name="L3">
        <text:list-item>
          <text:p text:style-name="P11"><text:span text:style-name="T6">Scrum Master</text:span>: <text:span text:style-name="T2">Es el en cargado solventar problemas en el equipo (del tipo de no desarrollo). No es el jefe de proyecto, ese sería el </text:span><text:span text:style-name="T7">product owner</text:span><text:span text:style-name="T2">.</text:span></text:p>
        </text:list-item>
        <text:list-item>
          <text:p text:style-name="P16">Product Owner (PO):<text:span text:style-name="T5"> Es el representante de los intereses del cliente y velara por los intereses del mismo. El PO prioriza el trabajo y gestiona el </text:span><text:span text:style-name="T2">backlog</text:span></text:p>
        </text:list-item>
        <text:list-item>
          <text:p text:style-name="P11">Equipo de desarrollo: <text:span text:style-name="T2">Aquí caben los analistas y desarrolladores</text:span></text:p>
        </text:list-item>
        <text:list-item>
          <text:p text:style-name="P11"><text:span text:style-name="T6">Stakeholders</text:span>: <text:span text:style-name="T2">Personas interesadas proveedores, intermediarios, equipos de sistemas, equipos de despliegue. </text:span></text:p>
        </text:list-item>
      </text:list>
      <text:h text:style-name="Heading_20_4" text:outline-level="4">Organización del trabajo</text:h>
      <text:list text:style-name="L5">
        <text:list-item>
          <text:p text:style-name="P12"><text:span text:style-name="T6">Sprints</text:span>: <text:span text:style-name="T2">es un periodo de tiempo de una a cuatro semanas y la duración no suele variar a lo largo del proyecto</text:span></text:p>
        </text:list-item>
        <text:list-item>
          <text:p text:style-name="P12">Historias de usuarios:<text:span text:style-name="T2"> </text:span></text:p>
          <text:list>
            <text:list-item>
              <text:p text:style-name="P12"><text:span text:style-name="T2">Como [TIPO] quiero [FUNCIÓN] para [BENEFICIO]<text:line-break/> Ejemplo: “Como profesor quiero poder visualizar la pantalla de cada alumno en tiempo real, para comprobar que no esta jugando en clase”</text:span></text:p>
            </text:list-item>
          </text:list>
        </text:list-item>
      </text:list>
      <text:h text:style-name="Heading_20_4" text:outline-level="4">Artefactos</text:h>
      <text:list text:style-name="L6">
        <text:list-item>
          <text:p text:style-name="P13"><text:span text:style-name="T6">Backlog</text:span>: <text:span text:style-name="T2">un conjunto de funcionalidades detectadas sin desarrollar </text:span></text:p>
          <text:list>
            <text:list-item>
              <text:p text:style-name="P13"><text:span text:style-name="T6">Product backlog</text:span>: <text:span text:style-name="T2">son todas las funcionalidades sin desarrollar</text:span></text:p>
            </text:list-item>
            <text:list-item>
              <text:p text:style-name="P13"><text:span text:style-name="T6">Sprint Backlog</text:span>: <text:span text:style-name="T2">funcionalidades sin desarrollar en el </text:span><text:span text:style-name="T7">sprint</text:span></text:p>
            </text:list-item>
          </text:list>
        </text:list-item>
        <text:list-item>
          <text:p text:style-name="P13">Incremento o entregable: <text:span text:style-name="T2">versión funcional del software que se entrega al finalizar el </text:span><text:span text:style-name="T7">sprint</text:span></text:p>
        </text:list-item>
      </text:list>
      <text:h text:style-name="Heading_20_4" text:outline-level="4">Ciclo de trabajo</text:h>
      <text:p text:style-name="P6">Es como se estructura el trabajo en cada sprint</text:p>
      <text:list text:style-name="L8">
        <text:list-item>
          <text:p text:style-name="P7">Planificación.</text:p>
        </text:list-item>
        <text:list-item>
          <text:p text:style-name="P7">Desarrollo.</text:p>
        </text:list-item>
        <text:list-item>
          <text:p text:style-name="P7">Mostrar resultados.</text:p>
        </text:list-item>
        <text:list-item>
          <text:p text:style-name="P7">Reflexionar sobre lo que se puede mejorar en el siguiente sprint.</text:p>
        </text:list-item>
      </text:list>
      <text:h text:style-name="Heading_20_4" text:outline-level="4"><text:soft-page-break/>Ceremonias</text:h>
      <text:p text:style-name="P6">Son reuniones que se llevan a cabo y en cada una determinaremos cuando, quien participa y que se llevara a cabo</text:p>
      <text:list text:style-name="L9">
        <text:list-item>
          <text:p text:style-name="P14">Sprint <text:span text:style-name="T6">planning</text:span>:</text:p>
          <text:list>
            <text:list-item>
              <text:p text:style-name="P8">Al inicio de cada sprint</text:p>
            </text:list-item>
            <text:list-item>
              <text:p text:style-name="P8">el PO indica las funcionalidades</text:p>
            </text:list-item>
            <text:list-item>
              <text:p text:style-name="P8">Se planifica el trabajo y se reparte</text:p>
            </text:list-item>
            <text:list-item>
              <text:p text:style-name="P8">Participan desarrolladores, SM, PO y stakeholders(dependiendo el alcance)</text:p>
            </text:list-item>
          </text:list>
        </text:list-item>
        <text:list-item>
          <text:p text:style-name="P17">Daily Meeting:</text:p>
          <text:list>
            <text:list-item>
              <text:p text:style-name="P18">A<text:span text:style-name="T4">l inicio de la jornada</text:span></text:p>
            </text:list-item>
            <text:list-item>
              <text:p text:style-name="P19">De pie / Cámara ON</text:p>
            </text:list-item>
            <text:list-item>
              <text:p text:style-name="P19">Cada miembro dice que hizo ayer, que hara hoy, <text:s/>y que problemas tiene</text:p>
            </text:list-item>
            <text:list-item>
              <text:p text:style-name="P19">Participan los desarrolladores y el SM</text:p>
            </text:list-item>
          </text:list>
        </text:list-item>
        <text:list-item>
          <text:p text:style-name="P20">Sprint review:</text:p>
          <text:list>
            <text:list-item>
              <text:p text:style-name="P21">Al final del sprint.</text:p>
            </text:list-item>
            <text:list-item>
              <text:p text:style-name="P21">Se indica que se ha desarrollado y que no. Se hace una demo.</text:p>
            </text:list-item>
            <text:list-item>
              <text:p text:style-name="P9">Participan desarrolladores, SM, PO y stakeholders(dependiendo el alcance)</text:p>
            </text:list-item>
          </text:list>
        </text:list-item>
        <text:list-item>
          <text:p text:style-name="P15">Reunión de retrospectiva</text:p>
          <text:list>
            <text:list-item>
              <text:p text:style-name="P10">Despues del sprint review</text:p>
            </text:list-item>
            <text:list-item>
              <text:p text:style-name="P10">Reflexion sobre que cosas se han hecho bien, que no y como mejorar</text:p>
            </text:list-item>
            <text:list-item>
              <text:p text:style-name="P10">Participan devs y SM</text:p>
            </text:list-item>
          </text:list>
        </text:list-item>
      </text:list>
      <text:h text:style-name="Heading_20_4" text:outline-level="4">Elementos adicionales</text:h>
      <text:list text:style-name="L10">
        <text:list-item>
          <text:p text:style-name="P22">Tablero kanban:</text:p>
          <text:list>
            <text:list-item>
              <text:p text:style-name="P22">Visualizar ToDo de desarrollo, en proceso, en espera,…</text:p>
            </text:list-item>
            <text:list-item>
              <text:p text:style-name="P22">Permite visualizar el estado del sprint</text:p>
            </text:list-item>
            <text:list-item>
              <text:p text:style-name="P22">Herramientas Github, Trello.</text:p>
            </text:list-item>
          </text:list>
        </text:list-item>
        <text:list-item>
          <text:p text:style-name="P22">Jira: </text:p>
          <text:list>
            <text:list-item>
              <text:p text:style-name="P22">Herramienta de gestion de proyectos</text:p>
            </text:list-item>
          </text:list>
        </text:list-item>
        <text:list-item>
          <text:p text:style-name="P22">Burndown chart</text:p>
          <text:list>
            <text:list-item>
              <text:p text:style-name="P22">Grafico con dos dimensiones (tiempo y pendiente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22:03:01.296000000</meta:creation-date>
    <dc:date>2024-11-29T19:48:12.168000000</dc:date>
    <meta:editing-duration>PT11M18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63" meta:word-count="527" meta:character-count="3135" meta:non-whitespace-character-count="2706"/>
  </office:meta>
</office:document-meta>
</file>